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nb" fo:country="NO"/>
    </style:style>
    <style:style style:name="P2" style:family="paragraph" style:parent-style-name="Standard">
      <style:text-properties fo:language="nb" fo:country="NO" fo:font-weight="bold" style:font-weight-asian="bold" style:font-weight-complex="bold"/>
    </style:style>
    <style:style style:name="P3" style:family="paragraph" style:parent-style-name="Standard">
      <style:text-properties fo:language="nb" fo:country="NO" style:font-weight-complex="bold"/>
    </style:style>
    <style:style style:name="P4" style:family="paragraph" style:parent-style-name="Standard" style:master-page-name="MP0">
      <style:paragraph-properties style:page-number="auto" fo:break-before="page"/>
      <style:text-properties fo:language="nb" fo:country="NO" style:font-weight-complex="bold"/>
    </style:style>
    <style:style style:name="P5" style:family="paragraph" style:parent-style-name="Standard">
      <style:text-properties fo:language="nb" fo:country="NO"/>
    </style:style>
    <style:style style:name="P6" style:family="paragraph" style:parent-style-name="Standard">
      <style:text-properties fo:language="nb" fo:country="NO" officeooo:paragraph-rsid="001835b1"/>
    </style:style>
    <style:style style:name="P7" style:family="paragraph" style:parent-style-name="Standard">
      <style:text-properties fo:language="nb" fo:country="NO" officeooo:paragraph-rsid="001947aa"/>
    </style:style>
    <style:style style:name="P8" style:family="paragraph" style:parent-style-name="Standard">
      <style:text-properties fo:language="nb" fo:country="NO" officeooo:paragraph-rsid="001c9209"/>
    </style:style>
    <style:style style:name="P9" style:family="paragraph" style:parent-style-name="Standard">
      <style:text-properties fo:language="nb" fo:country="NO" officeooo:rsid="001c9209" officeooo:paragraph-rsid="001fcc43"/>
    </style:style>
    <style:style style:name="P10" style:family="paragraph" style:parent-style-name="Standard">
      <style:text-properties fo:language="nb" fo:country="NO" officeooo:paragraph-rsid="001e85b6"/>
    </style:style>
    <style:style style:name="P11" style:family="paragraph" style:parent-style-name="Standard">
      <style:text-properties fo:language="nb" fo:country="NO" officeooo:paragraph-rsid="00256954"/>
    </style:style>
    <style:style style:name="P12" style:family="paragraph" style:parent-style-name="Standard">
      <style:text-properties fo:language="nb" fo:country="NO" officeooo:paragraph-rsid="00264b6f"/>
    </style:style>
    <style:style style:name="P13" style:family="paragraph" style:parent-style-name="Standard">
      <style:text-properties fo:language="nb" fo:country="NO" officeooo:paragraph-rsid="002b2f47"/>
    </style:style>
    <style:style style:name="P14" style:family="paragraph" style:parent-style-name="Standard">
      <style:text-properties fo:language="nb" fo:country="NO" officeooo:paragraph-rsid="002d4498"/>
    </style:style>
    <style:style style:name="P15" style:family="paragraph" style:parent-style-name="Standard">
      <style:text-properties fo:language="nb" fo:country="NO" officeooo:paragraph-rsid="002e3d05"/>
    </style:style>
    <style:style style:name="P16" style:family="paragraph" style:parent-style-name="Standard">
      <style:text-properties fo:language="nb" fo:country="NO" officeooo:rsid="00301202" officeooo:paragraph-rsid="00301202"/>
    </style:style>
    <style:style style:name="P17" style:family="paragraph" style:parent-style-name="Standard">
      <style:text-properties fo:language="nb" fo:country="NO" officeooo:paragraph-rsid="00320ecd"/>
    </style:style>
    <style:style style:name="P18" style:family="paragraph" style:parent-style-name="Standard">
      <style:text-properties fo:language="nb" fo:country="NO" style:font-weight-complex="bold"/>
    </style:style>
    <style:style style:name="P19" style:family="paragraph" style:parent-style-name="Standard">
      <style:text-properties fo:language="nb" fo:country="NO" officeooo:rsid="0033a7c6" officeooo:paragraph-rsid="0033a7c6" style:font-weight-complex="bold"/>
    </style:style>
    <style:style style:name="P20" style:family="paragraph" style:parent-style-name="Standard">
      <style:text-properties fo:language="nb" fo:country="NO" officeooo:paragraph-rsid="0034de59" style:font-weight-complex="bold"/>
    </style:style>
    <style:style style:name="P21" style:family="paragraph" style:parent-style-name="Standard">
      <style:text-properties fo:language="nb" fo:country="NO" officeooo:paragraph-rsid="004de9b7" style:font-weight-complex="bold"/>
    </style:style>
    <style:style style:name="P22" style:family="paragraph" style:parent-style-name="Standard">
      <style:text-properties fo:language="nb" fo:country="NO" officeooo:paragraph-rsid="004596da"/>
    </style:style>
    <style:style style:name="P23" style:family="paragraph" style:parent-style-name="Standard">
      <style:text-properties fo:language="nb" fo:country="NO" officeooo:paragraph-rsid="004e122b"/>
    </style:style>
    <style:style style:name="P24" style:family="paragraph" style:parent-style-name="Standard">
      <style:text-properties officeooo:paragraph-rsid="004e122b"/>
    </style:style>
    <style:style style:name="T1" style:family="text">
      <style:text-properties fo:language="nb" fo:country="NO"/>
    </style:style>
    <style:style style:name="T2" style:family="text">
      <style:text-properties fo:language="nb" fo:country="NO" fo:font-weight="bold" style:font-weight-asian="bold"/>
    </style:style>
    <style:style style:name="T3" style:family="text">
      <style:text-properties fo:language="nb" fo:country="NO" fo:font-weight="bold" style:font-weight-asian="bold" style:font-weight-complex="bold"/>
    </style:style>
    <style:style style:name="T4" style:family="text">
      <style:text-properties fo:language="nb" fo:country="NO" fo:font-weight="bold" officeooo:rsid="004e122b" style:font-weight-asian="bold" style:font-weight-complex="bold"/>
    </style:style>
    <style:style style:name="T5" style:family="text">
      <style:text-properties fo:language="nb" fo:country="NO" officeooo:rsid="00320ecd"/>
    </style:style>
    <style:style style:name="T6" style:family="text">
      <style:text-properties fo:language="nb" fo:country="NO" officeooo:rsid="0046c474"/>
    </style:style>
    <style:style style:name="T7" style:family="text">
      <style:text-properties fo:language="nb" fo:country="NO" officeooo:rsid="00486361"/>
    </style:style>
    <style:style style:name="T8" style:family="text">
      <style:text-properties fo:language="nb" fo:country="NO" officeooo:rsid="004e122b"/>
    </style:style>
    <style:style style:name="T9" style:family="text">
      <style:text-properties fo:language="nb" fo:country="NO" fo:font-weight="normal" officeooo:rsid="004e122b" style:font-weight-asian="normal" style:font-weight-complex="normal"/>
    </style:style>
    <style:style style:name="T10" style:family="text">
      <style:text-properties fo:font-weight="bold" style:font-weight-asian="bold"/>
    </style:style>
    <style:style style:name="T11" style:family="text">
      <style:text-properties officeooo:rsid="0016d932"/>
    </style:style>
    <style:style style:name="T12" style:family="text">
      <style:text-properties officeooo:rsid="001835b1"/>
    </style:style>
    <style:style style:name="T13" style:family="text">
      <style:text-properties officeooo:rsid="001947aa"/>
    </style:style>
    <style:style style:name="T14" style:family="text">
      <style:text-properties officeooo:rsid="0019ea7f"/>
    </style:style>
    <style:style style:name="T15" style:family="text">
      <style:text-properties officeooo:rsid="001c9209"/>
    </style:style>
    <style:style style:name="T16" style:family="text">
      <style:text-properties officeooo:rsid="001e85b6"/>
    </style:style>
    <style:style style:name="T17" style:family="text">
      <style:text-properties officeooo:rsid="001fcc43"/>
    </style:style>
    <style:style style:name="T18" style:family="text">
      <style:text-properties officeooo:rsid="00212bc4"/>
    </style:style>
    <style:style style:name="T19" style:family="text">
      <style:text-properties officeooo:rsid="002231dc"/>
    </style:style>
    <style:style style:name="T20" style:family="text">
      <style:text-properties officeooo:rsid="00256954"/>
    </style:style>
    <style:style style:name="T21" style:family="text">
      <style:text-properties officeooo:rsid="002691cc"/>
    </style:style>
    <style:style style:name="T22" style:family="text">
      <style:text-properties officeooo:rsid="0028e854"/>
    </style:style>
    <style:style style:name="T23" style:family="text">
      <style:text-properties officeooo:rsid="002b2f47"/>
    </style:style>
    <style:style style:name="T24" style:family="text">
      <style:text-properties officeooo:rsid="002db4b1"/>
    </style:style>
    <style:style style:name="T25" style:family="text">
      <style:text-properties officeooo:rsid="002e3d05"/>
    </style:style>
    <style:style style:name="T26" style:family="text">
      <style:text-properties officeooo:rsid="00301202"/>
    </style:style>
    <style:style style:name="T27" style:family="text">
      <style:text-properties officeooo:rsid="00320ecd"/>
    </style:style>
    <style:style style:name="T28" style:family="text">
      <style:text-properties officeooo:rsid="0034918a"/>
    </style:style>
    <style:style style:name="T29" style:family="text">
      <style:text-properties officeooo:rsid="0034de59"/>
    </style:style>
    <style:style style:name="T30" style:family="text">
      <style:text-properties officeooo:rsid="0038891c"/>
    </style:style>
    <style:style style:name="T31" style:family="text">
      <style:text-properties officeooo:rsid="003a5c13"/>
    </style:style>
    <style:style style:name="T32" style:family="text">
      <style:text-properties officeooo:rsid="003a7193"/>
    </style:style>
    <style:style style:name="T33" style:family="text">
      <style:text-properties officeooo:rsid="003cc16c"/>
    </style:style>
    <style:style style:name="T34" style:family="text">
      <style:text-properties officeooo:rsid="003ea498"/>
    </style:style>
    <style:style style:name="T35" style:family="text">
      <style:text-properties officeooo:rsid="00417e52"/>
    </style:style>
    <style:style style:name="T36" style:family="text">
      <style:text-properties officeooo:rsid="0043df6c"/>
    </style:style>
    <style:style style:name="T37" style:family="text">
      <style:text-properties officeooo:rsid="004596da"/>
    </style:style>
    <style:style style:name="T38" style:family="text">
      <style:text-properties officeooo:rsid="0046c474"/>
    </style:style>
    <style:style style:name="T39" style:family="text">
      <style:text-properties officeooo:rsid="004c7001"/>
    </style:style>
    <style:style style:name="T40" style:family="text">
      <style:text-properties officeooo:rsid="004d1c72"/>
    </style:style>
    <style:style style:name="T41" style:family="text">
      <style:text-properties officeooo:rsid="004de9b7"/>
    </style:style>
    <style:style style:name="T42"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0">Molekylærdynamikk</text:span></text:p>
      <text:p text:style-name="P2"/>
      <text:p text:style-name="P1">1. MD er en numerisk metode for å simulere atomers og molekylers bevegelser I gasser, væsker og faste stoffer. MD gjør det mulig å simulere tusenvis og til og med millioner av partikler, slik at vi kan sample termodynamiske størrelser som temperatur, trykk, varmekapasitet osv. MD-simuleringer kan derfor ses på som virtuelle eksperimenter.</text:p>
      <text:p text:style-name="P2"/>
      <text:p text:style-name="P1">2. <text:span text:style-name="T33">Dynamikken i simuleringen </text:span>styres av atomenes interaksjoner. Interaksjonene bestemmes av et kraftfelt F, definert som den negative gradienten til en såkalt potensiell energiflate V, også kalt et “potensial”. V gir den totale potensielle energien til systemet, og er avhengig av posisjonene til alle atomene. Siden kreftene utledes direkte fra V, og dynamikken bestemmes av kreftene, er V nøkkelen til MD-simuleringer.</text:p>
      <text:p text:style-name="P2"/>
      <text:p text:style-name="P1">3. Det er to hovedtilnærminger til molekylærdynamikk. Den mest nøyaktige tilnærmingen er å finne V ved å løse Schrödinger-likningen for hvert tidssteg med en kvantemekanisk metode som Hartree-Fock eller Density Functional-teori. Denne <text:span text:style-name="T35">tilnærmingen</text:span> er imidlertid treg. Et alternativ er å bruke en predefinert analytisk funksjon til å representere potensialet, kalt klassisk MD, som er det vi har gjort.</text:p>
      <text:p text:style-name="P2"/>
      <text:p text:style-name="P1">4. <text:span text:style-name="T34">Vi har altså konstruert potensialer for klassisk molekylærdynamikk. </text:span>For å konsturere en slik funksjon, tar man ofte utgangspunkt I dette uttrykket. Her er potensialet uttrykt som en sum av såkalte n-legeme-ledd, dvs. At for. V2 summerer vi over alle atompar, mens for V3 summerer vi over alle atomtripletter osv. <text:s/>Det første leddet inkluderes kun når systemet er påvirket av eksterne krefter. Det første spørsmålet som melder seg er hvor mange ledd vi bør ha med. Dette er avhengig av systemet som undersøkes: For en edelgass som Argon kan to-legeme-ledd være tilstrekkelig, mens for Silisium, der energien er avhengig av den angulære distribusjonen av partikler, bør 3-legeme-ledd inkluderes. Det andre spørsmålet er hvordan leddene bør se ut, og her kan vi ta både eksperimentelle data og kvantemekanikk til hjelp.</text:p>
      <text:p text:style-name="P2"/>
      <text:p text:style-name="P1">5. Det finnes to hovedstrategier for å konstruere et klassisk potensial. Den empiriske strategien går ut på å først definere en funksjonsform som fanger opp noe av den kjente fysikken I systemet, for eksempel at atomer frastøteter hverandre ved korte avstander og tiltrekker hverandre ved lengre avstander. Denne funksjonsformen inneholder også noen parametre som tilpasses eksperimentelle data. På den måten kan samme funksjonsform brukes til forskjellige systemer.</text:p>
      <text:p text:style-name="P1">En annen strategi er å generere et sett med atomære konfigurasjoner som er relevante for applikasjonen til potensialet vi vil konstruere, og bruke en kvantemekanisk metode til å regne ut de potensielle energiene til disse strukturene. Deretter tilpasser vi en generell funksjonsform med mange parametre til dette datasettet av konfigurasjoner og energier.</text:p>
      <text:p text:style-name="P1">Denne strategien har flere fordeler. For det første er den nøyaktig, iom. At vi ved å bruke en passende interpolasjonsalgoritme kan oppnå en veldig liten tilpasningsfeil, slik at kun den underliggende feilen I kvantemetoden er igjen. Videre unngår vi bias ved å ikke anta en <text:span text:style-name="T35">begrenset</text:span> funksjonsform på forhånd. Metoden er også overførbar, dvs. At den I prinsippet kan brukes på alle slags systemer. Ulempene er at vi ikke kan trekke ut noe fysikk <text:span text:style-name="T35">ut </text:span>av det resulterende, analytiske uttrykket, og at alle relevante konfigurasjoner må inkluderes for at potensialet skal være pålitelig.</text:p>
      <text:p text:style-name="P2"/>
      <text:p text:style-name="P1">6. <text:span text:style-name="T11">Vi skal presentere en metode for å konsturere nettopp ab inito-potensialer. Diverse metoder kan brukes til å interpolere datasett av konfigurasjoner og energier, f.eks. Spliner og forskjellige variasjoner av minste kvadraters metode. Vi har brukt kunstige nevrale nettverk til dette formålet.</text:span></text:p>
      <text:p text:style-name="P1"/>
      <text:p text:style-name="P2"/>
      <text:p text:style-name="P2"/>
      <text:p text:style-name="P2"/>
      <text:p text:style-name="P2"><text:soft-page-break/></text:p>
      <text:p text:style-name="P2"/>
      <text:p text:style-name="P2">Nevrale nettverk</text:p>
      <text:p text:style-name="P2"/>
      <text:p text:style-name="P1">1. Kunstige nevrale nettverk er en underkategori av maskinlæring, som enkelt sagt er å gi datamaskiner muligheten til å lære ting de ikke er eksplisitt programmert til å kunne utføre.</text:p>
      <text:p text:style-name="P1">Et kunstig nevralt nettverk prøver å etterlikne e<text:span text:style-name="T11">t biologisk nevralt nettverk </text:span>ved å la kunstige nevroner <text:span text:style-name="T11">sende </text:span>signaler til hverandre I form av matematiske funksjoner, og har blitt mye brukt I kunstig intelligens-forskning de siste årene.</text:p>
      <text:p text:style-name="P2"/>
      <text:p text:style-name="P7">2. For å demonstrere hvordan et matematisk nevron er inspirert av biologien, vil vi gi en overfladisk forklaring på hvordan et biologisk nevron fungerer. Nevronet mottar elektriske signaler fra andre nevroner gjen<text:span text:style-name="T12">n</text:span>om dendrittene, og hver<text:span text:style-name="T14">t signal kan forsterkes eller forminskes </text:span>ved hjelp av kjemiske nevrotransmittere. Signalene mikses sammen I somaen, og <text:span text:style-name="T13">dersom </text:span>det resulterende elektriske potensialet <text:span text:style-name="T13">er over en </text:span>viss terskelverdi, <text:span text:style-name="T13">er nevronet eksitert. Et signal, kalt et aksjonspotensial, vil da</text:span> bli sendt gjennom aksonet, som er tilkoblet andre nevroner.</text:p>
      <text:p text:style-name="P2"/>
      <text:p text:style-name="P6">3. Dette har inspirert følgende matematiske modell. <text:span text:style-name="T12">X er her inputsignalene nevronet mottar, der hvert signal er assosiert med en vekt w, som forsterker eller forminsker hvert signal. Signalene «mikses sammen» til en vektet sum u, som er input til nevronets aktiveringsfunksjon f, og verdien til denne funksjonen er nevronets ouputsignal y. Aktiveringsfunksjonen er ment å skulle etterlikne hvordan et biologisk nevron må bli eksitert over en viss terskelverdi for å sende et signal videre. En såkalt bias b er også lagt til for å øke fleksibiliteten til den matematiske modellen. </text:span></text:p>
      <text:p text:style-name="P2"/>
      <text:p text:style-name="P1">4. Et sett av slike nevroner settes sammen lag for lag I et nettverk. Nettverket kan konstrueres på mange forskjellige måter, og varierer I måten nevronene er koblet til hverandre på. De fleste består av et inputlag, et outputlag og et visst antall såkalte skjulte lag I mellom. Vi har brukt såkalte fully-connected feed-forward nevrale nettverk, slik som på dette bildet, dvs. At alle nevroner I et lag er koblet til alle nevroner I etterfølgende lag, og at informasjon kun propagares I én retning: fra inputlaget, gjennom de skjulte lagene, og til outputlaget.</text:p>
      <text:p text:style-name="P2"/>
      <text:p text:style-name="P8">5. Her ser vi det samme nettverke<text:span text:style-name="T15">t med noen flere detaljer inkludert. </text:span>Input<text:span text:style-name="T15">signalene </text:span>er markert med x, mens alle andre nevroner er markert med sin outputverdi y, der y_1^2 er nevron 1 I lag 2 osv.,</text:p>
      <text:p text:style-name="P9">der inputlaget er definert som lag 0. Hver forbindelse eller pil har en vekt w, mens hver node har en bias b. <text:span text:style-name="T17">Vektene og biases utgjør sammen det nevrale nettverkets parametre. </text:span>Bare noen få er vist på denne figuren, <text:span text:style-name="T17">selv dette lille nettverk inneholder 25 parametre. Vi skal ikke gå nærmere innpå notasjonen her. </text:span></text:p>
      <text:p text:style-name="P2"/>
      <text:p text:style-name="P10">6. Det analytiske uttrykket for dette nettverket er følgende. <text:span text:style-name="T16">Vi skal ikke gå inn i detaljene på hvordan dette uttrykket utledes, men det er par ting å merke seg her. </text:span>Vi ser at de eneste uavhengige variablene her er inputverdiene x_m, resten er parametre, altså er nettet en mapping av de to</text:p>
      <text:p text:style-name="P1">inputverdiene x_1 og x_2 til outputverdien y_1^3. <text:span text:style-name="T16">Ved å justere vektene og biasene, kan dette uttrykket utvise stor fleksibilitet, og dermed approksimere en hel rekke funksjoner. Imidlertid må d</text:span>imensjonene til nettet må stemme overens med funksjonen som skal tilpasses, altså kan dette nettet kun representere en to-dimensjonal skalarfunksjon. </text:p>
      <text:p text:style-name="P2"/>
      <text:p text:style-name="P1"><text:span text:style-name="T18">(</text:span>7. Dette teoremet setter følgende restriksjoner for formen på aktiveringsfunksjonen. Den må være</text:p>
      <text:p text:style-name="P1">ikke-konstant, begrenset, monotont økende og kontinuerlig. To aktiveringsfunksjoner som oppfyller disse kravene er den logistiske funksjonen, kalt sigmoid I litteraturen, og hyperbolsk tangens. <text:s/>Dette er de to mest brukte funksjonene for regresjon med nevrale nettverk. Begge har en øvre og en nedre grense, og hindrer dermed nevroner fra å divergere. Merk at funksjoner som ikke oppfyller disse kravene også kan brukes I mange tilfeller; teoremet bør ikke brukes som absolutt guide.<text:span text:style-name="T18">)</text:span></text:p>
      <text:p text:style-name="P2"><text:soft-page-break/></text:p>
      <text:p text:style-name="P11">8. <text:span text:style-name="T20">Vårt mål er</text:span> å interpolere datasett av <text:span text:style-name="T19">atomær </text:span>konfigurasjoner X og tilhørende energier Y, <text:span text:style-name="T20">slik</text:span></text:p>
      <text:p text:style-name="P12"><text:span text:style-name="T20">at nettet representerer en funksjon som gir total potensiell energi til enhver relevant atomkonfigurasjon. Energiene kalles referanseverdier, og må regnes ut med en kvantemekanisk metode for å konstruere et ab inito-potensial. Interpolering utføres ved å iterativt justere parameterne slik at nettets output matcher refereanseenergiene. </text:span>Denne prosessen kalles trening I nevralt nettverk-kontekst. <text:span text:style-name="T36">Vi merker oss også at en enkelt konfigurasjon kalles et treningseksempel, mens det samlede datasettet kalles et treningssett. </text:span></text:p>
      <text:p text:style-name="P2"/>
      <text:p text:style-name="P1">9. For å <text:span text:style-name="T21">måle hvor bra nettet matcher referanseenergiene</text:span>, må vi definere <text:span text:style-name="T21">feilen. Feilen defineres ved en såkalt</text:span> cost-funksjon, og den mest brukte for regresjon med nevrale nettverk er gj.sn. Kvadratisk feil. Her er N antall treningseksempler, Y_i er <text:span text:style-name="T36">referanse</text:span>energien til treningseksempel i og y_i er nettets approksimasjon på treningseksempel I.</text:p>
      <text:p text:style-name="P1">Vi bruker gradient descent for å minimere denne funksjonen. Gradient descent går ut på å iterativt ta steg I retning av bratteste nedstigning I parameterrommet, for på den måten å nå et miminum, enten lokal eller globalt. Denne retningen er gitt ved den negative gradienten av cost-funksjonen mhp alle paramet<text:span text:style-name="T21">er</text:span>ne. Her er theta_k en vektor av alle parametrene til nettet ved iterasjon k, mens gamma er en steglengde, <text:span text:style-name="T21">også kalt læringsrate.</text:span> Verdien av <text:span text:style-name="T21">læringsraten</text:span> er viktig for konvergens, og kan justeres på mange forskjellige måter, som vi ikke går inn på her.</text:p>
      <text:p text:style-name="P2"/>
      <text:p text:style-name="P13">10. For å utføre gradient descent trenger vi <text:span text:style-name="T22">altså </text:span>gradienten av cost-funksjonen mhp alle paramet<text:span text:style-name="T22">er</text:span>ne, <text:span text:style-name="T23">som betyr at vi må derivere det nevrale nettverket. Hvis vi igjen ser på det analytiske uttrykket for vårt eksempelnett, er det tydelig at dette er en beregningsmessig krevende oppgave pga. Alle de nestete summene.</text:span></text:p>
      <text:p text:style-name="P13"><text:span text:style-name="T23">Gradienten kan beregnes effektivt ved såkalt backpropagation. Her propagares verdien til cost-funksjonen bakover fra outputlaget til inputlaget, og på veien innhenter vi de deriverte mhp. Alle nevroner og parametre. Vi trenger derfor kun å propagere feilen bakover én gang for å beregne den totale gradienten. Backpropagation er essensielt en anvendelse av kjerneregelen for derivasjon, noe vi ikke skal gå nærmere inn på her. </text:span></text:p>
      <text:p text:style-name="P2"/>
      <text:p text:style-name="P2"/>
      <text:p text:style-name="P2">Nevralt nettverk-potensial</text:p>
      <text:p text:style-name="P2"/>
      <text:p text:style-name="P14">1. Det er mange måter å konstruere et nevralt nettverk-potensial på. Det første spørsmålet som melder seg er hvor mange nettverk som trengs for å representere den totale energien til et system. Potensialet bør kunne brukes til systemer som består av tusenvis av atomer, derfor er ett nettverk ofte ikke tilstrekkelig; størrelsen på nettet blir fort uhåndterlig.</text:p>
      <text:p text:style-name="P14">En bedre strategi er at hvert atom har sitt eget nettverk som regner ut den atomære energien E_i til hvert atom. Summen av disse bidragene vil være den totale energien til systemet. I Behler-Parrinello-metoden som vi har brukt, avhenger hver E_i kun av naboatomer innenfor en cutoff-radius r_c, analogt med ikke-bondede potensialer som cutoff-Lennard-Jones og Stillinger-Weber. E_i er altså total potensiell energi for et sentralt atom I en cutoff-kule.</text:p>
      <text:p text:style-name="P1"/>
      <text:p text:style-name="P1"/>
      <text:p text:style-name="P1"><text:span text:style-name="T24">2. </text:span>Vi vil lage høydimensjonale potensialer: Vi vil at energien E_i skal avhenge av alle frihetsgrader innenfor cutoff-radius, dvs. Koordinatene til alle naboene samtidig. Da oppstår det tre utfordringer.</text:p>
      <text:p text:style-name="P1">For det første kan dimensjonaliteten til et ferdig trent nettverk ikke endres; antall inputs og outputs må være det samme som under trening. Det betyr at nettet ikke er I stand å regne ut energien til et varierende antall naboer, noe som opplagt er et problem under en simulering. For det andre vet vi at energien til et system er invariant under en translasjon eller rotasjon. Kartesiske koordinater endres under disse operasjonene, og kan derfor ikke brukes direkte som input til nettet. For det tredje må energien være den samme uavhengig av rekkefølgen til naboene, altså hvilken nabo som hører til <text:soft-page-break/>hvilken input. Dette er ikke tilfelle for nevrale nettverk, der output-verdien endres dersom inputnodene stokkes om. Det betyr at nettet er f.eks. ikke er invariant under et ombytte av to identiske atomer.</text:p>
      <text:p text:style-name="P2"/>
      <text:p text:style-name="P1">Behler-Parinello-metoden ivaretar disse symmetriene ved å bruke et sett av såkalte symmetrifunksjoner til å transformere de kartesiske koordinatene til alle naboene til et <text:span text:style-name="T24">fast</text:span> antall symmetriverdier. Antall symmetriverdier er det samme uavhengig av antall naboer, og vi kan dermed jobbe med varierende antall naboer. I tillegg er funksjonene atomsentrerte og opererer kun med relative koordinater, de er derfor translasjonelt og rotasjonelt invariante. De er dessuten definert som summer over naboer, rekkefølgen spiller derfor ingen rolle.</text:p>
      <text:p text:style-name="P2"/>
      <text:p text:style-name="P1">3. Hvert atom har et sett med symmetrifunksjoner som produserer en vektor av symmetriverdier. Denne symmetrivektoren er ment å beskrive de kjemiske omgivelsene til hvert atom, og gis som input til atomets nevrale nettverk. Videre har hver atomtype/element identiske nettverk og symmetrifunksjonssett, slik at vi f.eks. bare trenger å trene to separate nett for et binært system. </text:p>
      <text:p text:style-name="P1"/>
      <text:p text:style-name="P15">Vi ser her et eksempelsystem bestående av fire atomer av to forskjellige elementer, grønn og blå. Atom 1 er det sentrale atomet, og har atom 2, 3 og 4 innenfor sin cutoff-sirkel. Til høyre ser vi en illustrasjon over hvordan den totale energien til atom 1 regnes ut. Posisjonsvektorene til atom 1 og dens naboatomer er input til symmetrifunksjonssettet til grønn type, som brukes til å regne ut symmetrivektoren <text:span text:style-name="T25">til atom 1.</text:span> Denne er så input til det nevrale nettverket til grønn type, som gir energibidraget til atom 1. Energiene til de andre atomene regnes ut på samme måte, <text:span text:style-name="T25">og vi</text:span> ser at posisjonen til atom 1 også er input til symmetrifunksjonene til de andre atomene, som har atom 1 i sine respektive cutoff-sirkler. <text:s/>Selv om symmetrifunksjonene og nettet til atom 1 og 4 er like, vil både symmetriverdiene og energiene bli ulike fordi de to atomene har forskjellige kjemiske omgivelser.</text:p>
      <text:p text:style-name="P2"/>
      <text:p text:style-name="P22">5. <text:span text:style-name="T37">Det finnes to typer av symmetrifunksjoner utviklet av Behler: Radielle og angulære symmetrifunksjoner. De radielle symmetrifunksjonene har som oppgave å beskrive den radielle distribusjonen av naboatomer j rundt et sentralt atom i. Vi ser at den er definert som</text:span> en sum <text:span text:style-name="T26">over alle naboer j, der hvert ledd avhenger av avstanden r_ij og tre såkalte symmetriparametre r_c, eta og r_s. </text:span><text:s/>Vi ser at denne funksjonen resulterer I ett enkelt tall, derfor trenger vi et sett av <text:span text:style-name="T26">slike funksjoner </text:span>med ulike parameterverdier for å undersøke den radielle fordelingen av naboatomer.</text:p>
      <text:p text:style-name="P16">Til venstre ser vi denne G_i^rad som funksjon av r_ij for ett enkelt naboatom. <text:span text:style-name="T27">Alle grafene har r_s = 0, men forskjellige verdier av eta. Til høyre har grafene forskjellige verdier av r_s, men samme eta. Vi ser at disse funksjonene er passende til å beskrive den radielle fordelingen av naboatomer. </text:span></text:p>
      <text:p text:style-name="P2"/>
      <text:p text:style-name="P17">6. Den angulære symmetrifunksjonen G_i^<text:span text:style-name="T38">5 er en sum over alle atomtripletter (i,j,k), der en triplett er definert som på figuren. Hvert triplettledd avhenger av to avstander r_ij og r_ik og vinkelen theta_jik, i tillegg til fire parametre, cutoff og eta som før, i tillegg til zeta og lambda, </text:span></text:p>
      <text:p text:style-name="Standard"><text:span text:style-name="Standardskrift_20_for_20_avsnitt"><text:span text:style-name="T6">d</text:span></text:span><text:span text:style-name="Standardskrift_20_for_20_avsnitt"><text:span text:style-name="T1">en angulære distribusjonen av naboatomer undersøkes ved å variere </text:span></text:span><text:span text:style-name="Standardskrift_20_for_20_avsnitt"><text:span text:style-name="T6">de to sistnevnte. </text:span></text:span><text:span text:style-name="Standardskrift_20_for_20_avsnitt"><text:span text:style-name="T1">Nedenfor viser </text:span></text:span><text:span text:style-name="Standardskrift_20_for_20_avsnitt"><text:span text:style-name="T5">vi G_</text:span></text:span><text:span text:style-name="Standardskrift_20_for_20_avsnitt"><text:span text:style-name="T7">jik</text:span></text:span><text:span text:style-name="Standardskrift_20_for_20_avsnitt"><text:span text:style-name="T5">^</text:span></text:span><text:span text:style-name="Standardskrift_20_for_20_avsnitt"><text:span text:style-name="T6">5</text:span></text:span><text:span text:style-name="Standardskrift_20_for_20_avsnitt"><text:span text:style-name="T1"> </text:span></text:span><text:span text:style-name="Standardskrift_20_for_20_avsnitt"><text:span text:style-name="T5">som funksjon av triplettvinkel theta </text:span></text:span><text:span text:style-name="Standardskrift_20_for_20_avsnitt"><text:span text:style-name="T1">uten gauss og cutoff, for ulike verdier av zeta. Lambda, som kan være + eller -1,</text:span></text:span><text:span text:style-name="Standardskrift_20_for_20_avsnitt"><text:span text:style-name="T3"> </text:span></text:span><text:span text:style-name="Standardskrift_20_for_20_avsnitt"><text:span text:style-name="T1">inverterer formen på kurvene.</text:span></text:span></text:p>
      <text:p text:style-name="P1"/>
      <text:p text:style-name="P1">7. For å finne kreftene på partikkel i, deriverer vi den totale energien til systemet mhp. koordinatene til partikkel i. Her ser vi uttrykket for x-komponenten av kraften på partikkel i, for et system med kun ett kjemisk element. Uttrykket for fler-elementsystemer er liknende, med et par små justeringer. Siden vi har introdusert en cutoff, er alle energibidragene til atomer utenfor atom i’s cutoff-kule null. Ni er antall naboer, og vi summerer over Ni+1 atomer fordi atom i selv er inkludert i summen. </text:p>
      <text:p text:style-name="P1">Alle naboenergiene inkludert E_i deriveres mhp. x-koordinaten til atom i. Vi vet at E_j er gitt av nettet, som er en funksjon av de symmetritransformerte koordinatene. Ved å bruke kjerneregelen får vi uttrykket til høyre. Den første faktoren er den deriverte av selve nettet, dvs. den deriverte av <text:soft-page-break/>outputnoden mhp alle inputnodene. Vi husker at backpropagation gir den deriverte til alle nodene i nettet, vi kan derfor bruke en noe modifisert utgave av denne algoritmen for å derivere nettet. Den andre faktoren er den deriverte av alle symmetrifunksjonene, og er gitt av formen på funksjonen. </text:p>
      <text:p text:style-name="P1"/>
      <text:p text:style-name="P1"/>
      <text:p text:style-name="Standard"><text:span text:style-name="Standardskrift_20_for_20_avsnitt"><text:span text:style-name="T3">LAMMPS og TensorFlow</text:span></text:span></text:p>
      <text:p text:style-name="P3"/>
      <text:p text:style-name="P3">1. I dette arbeidet har vi brukt LAMMPS til å utføre molekylærdynamikksimuleringer. LAMMPS er en pakke for klassisk molekylærdynamikk utviklet ved Sandia National Laboratories. Simuleringer kjøres ved inputscripts med egen syntaks. Vi har utvidet LAMMPS med to klasser: En til å sample atomære konfigurasjoner iht. en samplingsalgoritme, og en som anvender nevralt nettverk-potensialer i simuleringer.</text:p>
      <text:p text:style-name="P19">For å gjøre regresjon med nevrale nettverk har vi brukt TensorFlow, en maskinlæringspakke utviklet av Google. </text:p>
      <text:p text:style-name="P3"/>
      <text:p text:style-name="P3"/>
      <text:p text:style-name="P3"/>
      <text:p text:style-name="Standard"><text:span text:style-name="Standardskrift_20_for_20_avsnitt"><text:span text:style-name="T3">NNP for Si</text:span></text:span></text:p>
      <text:p text:style-name="P3"/>
      <text:p text:style-name="P3">1. Etter å ha gått gjennom den grunnleggende teorien, skal vi nå demonstrere hvordan et nevralt nettverk-potensial for Si kan konstrueres. De tre hovedstegene er som følger. Først genererer vi treningsdata som er relevant for <text:span text:style-name="T39">anvdenlsen</text:span> <text:span text:style-name="T39">av </text:span>potensialet. Dette innebærer å identifisere konfigurasjonsrommet til det endelige potensialet, og er som regel den største og mest tidkrevende oppgaven. Deretter trener vi et nevralt nettverk for å tilpasse en analytisk funksjon til datasettet. Til slutt brukes det trente nettverket som et analytisk potensial i molekylærdynamikksimuleringer, og vi kan teste om det produserer termodynamiske variabler som stemmer med eksperimenter. </text:p>
      <text:p text:style-name="P3"/>
      <text:p text:style-name="P20">2. <text:span text:style-name="T28">Konfigurasjonsrommet til høydimensjonale potensialer kan være veldig stort, derfor er det viktig å unngå overlødig informasjon. MD-simuleringer produserer fysisk realiserbare konfigurasjoner, og kan derfor anvendes som en slags importance sampling.</text:span></text:p>
      <text:p text:style-name="P20"><text:span text:style-name="T29">Denne samplingen gjøres via en iterativ prosess beskrevet her. </text:span>Vi starter med å sette sammen et initielt sett av konfigurasjoner, som kan gjøres på flere måter, <text:span text:style-name="T30">avhengig av hva slags potensial vi vil konstruere. </text:span>Deretter regner vi ut energiene til disse konfigurasjonene med en egnet metode. Så trener vi et nevralt nettverk på dette initielle datasettet for å lage et foreløpig potensial. For å identifisere evt. manglende konfigurasjoner, kjører vi simuleringer med det foreløpige potensialet under de samme termodynamiske betingelsene som de tenkte anvendelsene av det endelige potensialet. Underveis utføres diverse tester for å identifisere evt. konfigurasjoner generert av NN-potensialet som bør legges til datasettet for å utfylle konfigurasjonsrommet. Når et visst antall nye konfigurasjoner er identifisert og lagt til, trener vi et nettverk på det utvidete datasettet. Denne prosessen gjentas helt til vi ikke finner nye relevante strukturer, og potensialet er da klart for bruk. Siden <text:span text:style-name="T30">selve </text:span>trening<text:span text:style-name="T30">en</text:span> er relativt raskt unnagjort, er dette er en naturlig og effektiv måte å identifisere konfigurasjonsrommet til potensialet på. </text:p>
      <text:p text:style-name="P3"/>
      <text:p text:style-name="P3">3. Målet vårt nå er altså å konstruere et NN-potensial for silisium. Vi skal ikke lage et ab inito-potensial, dvs. at vi ikke bruker kvantemekaniske metoder for å regne ut referanseenergier. I stedet <text:span text:style-name="T39">bruker vi Stillinger-Weber</text:span>. Vi har som mål å konstruere et potensial som kan brukes i et temperaturintervall fra 0 til 500 Kelvin. Den initielle samplingen gjøres ved å kjøre Si-simuleringer med Stillinger-Weber og sample konfigurasjoner iht. Samplingsalgoritmen <text:span text:style-name="T31">vi har utvidet LAMMPS med. </text:span>Denne algoritmen skal vi ikke gå nærmere innpå her, men den sørger kort sagt for at andelen lav-energi-konfigurasjoner ikke blir for høy i forhold til andelen høy-energi-konfigurasjoner. </text:p>
      <text:p text:style-name="P3"/>
      <text:p text:style-name="P3"><text:soft-page-break/>4. Før vi kan <text:span text:style-name="T32">konsturere </text:span>et foreløpig potensial, må vi sette opp et første symmetrifunksjonssett. Symmetrifunksjonene bør dekke konfigurasjonsrommet på en noenlunde uniform måte, samtidig som de må tilpasses distribusjonen av atomer i systemet. Her har vi plottet settet av G^2 og G^5-funksjoner som er brukt, sammen med den gj.snittlige radielle og angulære distribusjonen av naboatomer <text:span text:style-name="T32">i </text:span>det initielle treningssettet. Dette er en god måte å identifisere eventuelle overflødige symmetrifunksjoner på: Dersom en funksjon ikke har noe overlapp med de stiplede linjene, vil den være null for alle konfigurasjoner i treningssettet, og dermed ikke bidra til å beskrive de kjemiske omgivelsene. Parameterne må da justeres eller funksjonen fjernes. <text:span text:style-name="T32">Når symmetrifunksjonssettet er ferdig justert, er vi klare til å trene et nevralt nettverk og konstruere et foreløpig potensial. </text:span></text:p>
      <text:p text:style-name="P3"/>
      <text:p text:style-name="P3"><text:span text:style-name="T32">5. </text:span>Det neste steget er å bruke det foreløpige potensialet i simuleringer for å finne nye, relevante konfigurasjoner. De nye konfigurasjonene kan enten være ekstrapolerende, dvs. ligge utenfor <text:span text:style-name="T32">konfigurasjonsrommet definert av det initielle treningssettet</text:span>, eller de kan befinne seg i områder som er <text:span text:style-name="T32">innenfor, men som er </text:span>dårlig representert i treningssettet, <text:span text:style-name="T40">mao. Interpolerende konfigurasjoner. </text:span></text:p>
      <text:p text:style-name="P3">Symmetrifunksjonene er laget for å beskrive strukturer, og egner seg derfor godt til å finne konfigurasjoner av den første typen. Dette gjøres ved å lagre minimums- og maksimumsverdien til hver symmetrifunksjon over treningssettet. For hver konfigurasjon generert under simuleringen, sjekker vi om de tilsvarende symmetriverdiene er utenfor intervallene definert av disse ekstremverdiene. Dersom dette er tilfellet, legger vi til konfigurasjonen i treningssettet. </text:p>
      <text:p text:style-name="P3"/>
      <text:p text:style-name="P3">Den andre typen strukturer er vanskeligere å finne. En metode er å utnytte at de nevrale nettverkene er dårlige på å forutsi energier for konfigurasjoner som er <text:span text:style-name="T40">tilstrekkelig</text:span> forskjellige fra de i treningssettet. Den går ut på å trene flere nettverk med forskjellige arkitekturer på det samme treningssettet. Alle trenes til omtrent samme feil, og en rekke konfigurasjoner og energier genereres ved å anvende et av potensialene i simuleringer. Deretter regner vi ut energier for de samme konfigurasjonene med de andre nettverkene, og sammenlikner verdiene. Vi ser et eksempel på en slik sammenlikning her for en simulering på 1000 tidssteg. De konfigurasjonene der avviket mellom de ulike potensialene er betydelige, legges til treningssettet. Denne prosessen utføres flere ganger, helt til nye strukturer ikke lenger identifiseres, og vi er da klare for å trene et nettverk på det endelige treningssettet. </text:p>
      <text:p text:style-name="P3"/>
      <text:p text:style-name="P3">7. <text:s/>Når vi trener et nevralt nettverk, er det mange såkalte hyperparametre som må bestemmes. Dette er parametre som ikke optimeres automatisk, slik som vektene og biasene, men som er en del av treningsalgoritmen. Et eksempel er størrelsen til nettet, dvs. antall skjulte lag og antall noder i hvert lag vi bruker. Det finnes ingen generell metode for å finne den optimale størrelsen, men én mulighet er å gjøre et gridsøk, dvs. å trene mange nettverk med forskjellige størrelser og velge det nettet som gir den minste feilen. <text:span text:style-name="T40">Vi har gjort dette, og kommet frem til at 1 skjult lag med 10 nevroner er en passende størrelse. Størrelsen bør være så liten som mulig slik at potensialet blir raskere å evaluere i simuleringer.</text:span></text:p>
      <text:p text:style-name="P21"><text:span text:style-name="T41">For å måle feilen til nettet, regner vi ut RMSE per treningseksempel, som tilsvarer feilen i energi per atom. Dette ble 0.864 meV, som er i tråd med litteraturen. Vi har også gjort et overslag for feilen til den deriverte av nettet, dvs. Kreftene, som ble 41.2 meV, altså nesten 50 ganger større enn for energien. Dette forholdet mellom feilen til energiene og kreftene er også rapportert av andre. <text:s/></text:span></text:p>
      <text:p text:style-name="P3"/>
      <text:p text:style-name="P3">9. Vi har nå kommet til siste steg, nemlig å validere potensialet ved å anvende det i simuleringer og måle diverse egenskaper til systemet. Resultatene sammenliknes med de tilsvarende resultatene for Stillinger-Weber-simuleringer. Siden det er SW-potensialet vi reproduserer, sammenlikner vi ikke med eksperimenter. </text:p>
      <text:p text:style-name="P3">Vi måler først en tidsmidlet radiell distribusjonsfunksjon. Vi ser her at den distinkte krystallstrukturen til Si reproduseres, men med visse avvik: Den første toppen er litt lavere og bredere enn den for SW. Dette skyldes energifeilen, som fører til en liten økning i atomenes gj.snittlige kinetiske energi, som igjen gjør at de vibrerer med en noe større amplitude. </text:p>
      <text:p text:style-name="P3"><text:soft-page-break/></text:p>
      <text:p text:style-name="P3">10. Vi måler også diverse mekaniske egenskaper til systemet, nemlig bulk modulus, shear modulus, og Poisson ratio. Vi ser at verdiene for vårt potensial har en akseptabel relativ feil. Feilen skyldes igjen at energiene og kreftene ikke regnes ut helt nøyaktig. </text:p>
      <text:p text:style-name="P3"/>
      <text:p text:style-name="P3"/>
      <text:p text:style-name="Standard"><text:span text:style-name="Standardskrift_20_for_20_avsnitt"><text:span text:style-name="T3">Konklusjon og fremtidig arbeid</text:span></text:span></text:p>
      <text:p text:style-name="P24"><text:span text:style-name="Standardskrift_20_for_20_avsnitt"><text:span text:style-name="T4"/></text:span></text:p>
      <text:p text:style-name="P24"><text:span text:style-name="Standardskrift_20_for_20_avsnitt"><text:span text:style-name="T9">1. Vi skal nå prøve å evaluere kvaliteten til potensialer konstruert ved metoden presentert i dette arbeidet. Vi går da ut i fra at energier regnes ut med en kvantemekanisk metode. Den kanskje største fordelen ved metoden er at den resulterer i et potensial med ab inito nøyaktighet, men som er mye raskere enn kvantemekaniske metoder. Altså er det et godt verktøy for multiskalafysikk. Videre er metoden i teorien anvendbar på alle typer systemer, iom. At vi ikke antar en funksjonsform på forhånd. Det resulterende potensialet er som vi har sett også høydimensjonalt, og deler av konstruksjonen, dvs. Treningen og til dels samplingen av konfigurasjoner, er automatisert.</text:span></text:span></text:p>
      <text:p text:style-name="P24"><text:span text:style-name="Standardskrift_20_for_20_avsnitt"><text:span text:style-name="T9"/></text:span></text:p>
      <text:p text:style-name="P24"><text:span text:style-name="Standardskrift_20_for_20_avsnitt"><text:span text:style-name="T9">2. Ulemper er at konstruksjonen kan ta lang tid dersom konfigurasjonsrommet til potensialet er stort, fordi vi da må regne ut mange referanseenergier. Dessuten er BP-metoden tungvint for systemer med mange atomtyper, og egner seg best for opptil 4 forskjellige elementer.</text:span></text:span></text:p>
      <text:p text:style-name="P24"><text:span text:style-name="Standardskrift_20_for_20_avsnitt"><text:span text:style-name="T9">De er også tregere enn empiriske potensialer som Stillinger-Weber, vårt var ca 50 ganger tregere, men dette er å forvente. I tillegg har nevrale nettverk dårlige ekstrapoleringsegenskaper, derfor må datasettet settes sammen nøye. </text:span></text:span></text:p>
      <text:p text:style-name="P23"><text:span text:style-name="T42"/></text:p>
      <text:p text:style-name="Standard"><text:span text:style-name="Standardskrift_20_for_20_avsnitt"><text:span text:style-name="T2">2.</text:span></text:span><text:span text:style-name="Standardskrift_20_for_20_avsnitt"><text:span text:style-name="T1"> </text:span></text:span><text:span text:style-name="Standardskrift_20_for_20_avsnitt"><text:span text:style-name="T2">Fremtidig arbeid</text:span></text:span></text:p>
      <text:p text:style-name="Standard"><text:span text:style-name="Standardskrift_20_for_20_avsnitt"><text:span text:style-name="T1">Så kort om fremtidig arbeid. En opplagt utvidelse er å faktisk bruke ab initio-data til å konstruere potensialet, noe vi dessverre ikke fikk tid til. I tillegg kan feilen til kreftene reduseres ved å inkludere krefter, og ikke bare energier, i treningssettet. En modifisert cost-funksjon må da anvendes. Videre kan metoden prøves ut på andres systemer. </text:span></text:span><text:span text:style-name="Standardskrift_20_for_20_avsnitt"><text:span text:style-name="T8">BP kan også modifieres noe for å inkludere</text:span></text:span><text:span text:style-name="Standardskrift_20_for_20_avsnitt"><text:span text:style-name="T1"> elektrostatiske krefter, derfor er f.eks. vann en spennende kandidat. Til slutt er det flere muligheter for å optimere både evalueringen av nettet og symmetrifunksjonene for å speede opp simuleringer.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ildetekst"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skrift_20_for_20_avsnitt" style:display-name="Standardskrift for avsnit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10-02T11:28:00Z</meta:creation-date>
    <dc:date>2017-10-11T15:58:33.231791086</dc:date>
    <meta:editing-cycles>41</meta:editing-cycles>
    <meta:editing-duration>P1DT10H16M8S</meta:editing-duration>
    <meta:document-statistic meta:table-count="0" meta:image-count="0" meta:object-count="0" meta:page-count="7" meta:paragraph-count="64" meta:word-count="3954" meta:character-count="25813" meta:non-whitespace-character-count="21893"/>
    <meta:template xlink:type="simple" xlink:actuate="onRequest" xlink:title="" xlink:href="Normal"/>
  </office:meta>
</office:document-meta>
</file>